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master-page-name="">
      <style:paragraph-properties fo:margin-left="0cm" fo:margin-right="-0.873cm" fo:text-indent="0cm" style:auto-text-indent="false" style:page-number="auto"/>
      <style:text-properties fo:font-size="11pt" style:font-size-asian="11pt" style:font-size-complex="11pt"/>
    </style:style>
    <style:style style:name="P3" style:family="paragraph" style:parent-style-name="Standard" style:master-page-name="">
      <style:paragraph-properties fo:margin-left="0cm" fo:margin-right="-0.318cm" fo:text-indent="0cm" style:auto-text-indent="false" style:page-number="auto"/>
      <style:text-properties fo:font-size="11pt" style:font-size-asian="11pt" style:font-size-complex="11pt"/>
    </style:style>
    <style:style style:name="P4" style:family="paragraph" style:parent-style-name="Standard">
      <style:paragraph-properties fo:margin-left="0cm" fo:margin-right="-0.318cm" fo:text-indent="0cm" style:auto-text-indent="false"/>
      <style:text-properties fo:font-size="11pt" style:font-size-asian="11pt" style:font-size-complex="11pt"/>
    </style:style>
    <style:style style:name="P5" style:family="paragraph" style:parent-style-name="Header">
      <style:paragraph-properties fo:text-align="end" style:justify-single-word="false"/>
      <style:text-properties style:font-name="Arial" fo:font-size="9pt" style:font-size-asian="9pt" style:font-size-complex="9pt"/>
    </style:style>
    <style:style style:name="P6" style:family="paragraph" style:parent-style-name="Footer">
      <style:paragraph-properties fo:text-align="end" style:justify-single-word="false"/>
      <style:text-properties style:font-name="Arial" fo:font-size="10pt" style:font-size-asian="10pt" style:font-size-complex="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ülent Turan... Lapseki 1. Asliye Ceza Mahkemesi</text:p>
      <text:p text:style-name="P1">Kamu Görevlisine Hakaret Davası (2025/854) - YAZILI SAVUNMA.</text:p>
      <text:p text:style-name="P1">Erdoğan Tan - 30/05/2025 (17/09/2025)</text:p>
      <text:p text:style-name="P1"/>
      <text:p text:style-name="P1">****</text:p>
      <text:p text:style-name="P1"/>
      <text:p text:style-name="P1">Kamu Görevlisine karşı hakaret olabilmesi için ilgili sözlerin (hakaret olup olmadığı konusudan ayrı, bağımsız olarak), şikayetin ve vakanın şu iki durumdan en az birinin kapsamına girmesi lazım:</text:p>
      <text:p text:style-name="P1"/>
      <text:p text:style-name="P1">1) Kamu Görevi Yapıyor İKEN hakarete maruz malma...</text:p>
      <text:p text:style-name="P1">2) Kamu Görevi Yaptığı İÇİN hakarete maruz kalma.</text:p>
      <text:p text:style-name="P1"/>
      <text:p text:style-name="P1">Gerek bu olayla ilgili verdiğim karşı kanıtlar incelendiğinde...</text:p>
      <text:p text:style-name="P1">Gerekse davacının kanıt gösterdiği ekran görüntüsünden anlaşılacağı üzere...</text:p>
      <text:p text:style-name="P1"/>
      <text:p text:style-name="P1">Konuşma mahkemeyi ve savcıyı da yanıltacak şekilde görselde</text:p>
      <text:p text:style-name="P1">"Aykut'tan mı korkacağız!?" diye hatalı olarak özetlenmiş olsa bile...</text:p>
      <text:p text:style-name="P1">Cevap/Yorum 'Aykut'tan korkun, çünkü...' şeklinde başlıyor olduğu için...</text:p>
      <text:p text:style-name="P1">O konuşmaya tepki/cevap olduğu kesinlikle bellidir.</text:p>
      <text:p text:style-name="P1">O halde tepki gösterilen sözler.. "Davacının yaptığı konuşmaya karşı yorumda kullanılan sözler kamu görevi kapsamında mı söylenmiş veya davacı milletvekili olduğu için mi söylenmiş?" mahkemenin ve iddianameyi mahkemeye sunmadan önce savcının öncelikle araştırması gereken kısımdır... Araştırılmadığı anlaşılıyor.</text:p>
      <text:p text:style-name="P1"/>
      <text:p text:style-name="P1">Mahkemeye verdiğim karşı kanıtta davacının konuşmasında yine kendisi gibi milletvekili olan Ana Muhalefet partisi CHP adına TVda konuşan Aykut Erdoğdu'nun yolsuzluk, yağma, ihale konusunda iktidarı suçlayıcı iddia ve sözlerine karşı, iktidarı savunmak için Aykut Erdoğdu'yu aşağılayıcı ve Ana Muhafet partisi CHPyi aşağılayıcı konuşma yaptığı ispatlıdır.</text:p>
      <text:p text:style-name="P1">Dolayısıyla, kanıtla ispatlandığı üzere, Sayın Bülent Turan'ın konuşması kamu görevi kapsamında değildir. Şahsıyla ilgili cevap vermediğim, aynı konuda cevap verdiğim için...</text:p>
      <text:p text:style-name="P1">Milletvekili olduğu için verdiğim tepki de değildir.</text:p>
      <text:p text:style-name="P1"/>
      <text:p text:style-name="P1">Detaylı Yolsuzluk suçlamalarını, "Yolsuzluk ve İhale" kelimelerini bir kez bile</text:p>
      <text:p text:style-name="P1">kullanmadan, hiç bir savunma ihtiyacı hissetmeden topyekün iftira ve yalan ve yargılama tehditi olarak</text:p>
      <text:p text:style-name="P1">geçiştirmiş. Ki kamuya mal olmuş suçlamaları cevaplamayıp, suçlama kelimelerini dinleyiciden gizlenmesi (kelime sansürü), masum kişilerin savunma tarzı değildir.</text:p>
      <text:p text:style-name="P1">Masum olmayan kişilerin yaygın konuşma ve savunma karakteristikleri olarak...</text:p>
      <text:p text:style-name="P1">bu kişiler bir şeyi savunurken genellikle gizlenmesinde fayda umdukları kelimeleri ve iddia detaylarını (duyulmasın, unutulsun/atlansın diye) gizlerler. (Sansür yani.)</text:p>
      <text:p text:style-name="P1"/>
      <text:p text:style-name="P1">Bülent Turan aynı gün veya bir gece önce Aykut Erdoğduğun yaptığı konuşmaya partisi adına cevap verirken, genellikle benim yılların tecrübesiyle edindiğim kanaate göre, suçlu kişilerin çoğunlukla yaptığı gibi, suçlayanı aşağılayan küçümseyici ifadeler kullandığı bir örnek oluşmuştu.</text:p>
      <text:p text:style-name="P1">Benim tepki gösterdiğim buydu ve bende o an için, Bülent beyin yolsuzlukları bilerek ve isteyerek savunduğu kanaati uyanmıştı.</text:p>
      <text:p text:style-name="P1"/>
      <text:p text:style-name="P1">Ve "kamu kaynakları üzerinde büyük yolsuzluğu ve yağmayı kimler niçin yapar?"</text:p>
      <text:p text:style-name="P1">polise verdiğim ifademde açıkladığım gibi... Organize bir kötülüğü savunduğunu düşünerek normalde göstermeyeceğim tepkiyi gösterdim... Şahsı ile ilgili yoktur.</text:p>
      <text:p text:style-name="P1">Yani savunduğu yolsuzlukları yapan ve yaptıranlarla ilgili kanaatimi ifade ettim.</text:p>
      <text:p text:style-name="P1"/>
      <text:p text:style-name="P1"/>
      <text:p text:style-name="P1"/>
      <text:p text:style-name="P1"/>
      <text:p text:style-name="P1"/>
      <text:p text:style-name="P1"><text:soft-page-break/>Söyledikleri:</text:p>
      <text:p text:style-name="P1">"Aykut (küçümsüyor, aşağılıyor sadece ön adını kullanıyor) muhatap olmamamız gereken, psklojik sorunları olan, 128 kuruşluk olduğunu düşündüğüm adamdır. Cumhurbaşkanını (ve bizi) yargılamakla tehdit ediyor." diyor... </text:p>
      <text:p text:style-name="P1">Buna göre, "yargılanacaksınız" demek tehditmiş.</text:p>
      <text:p text:style-name="P1">Ancak "yalan ve iftira" demekle birlikte.. "Yolsuzluk" ve "ihale" kelimelerini bir kez bile kullanmamaya özen gösterdiği belli oluyor ve mahkemeye vereceğim videoda ve ekran görüntülerinde bu durum ispatlıdır.</text:p>
      <text:p text:style-name="P1"/>
      <text:p text:style-name="P1">Oysa Aykut Erdoğdu detay vererek, İstanbul Havalimanı, bağlantı yolları ve köprüler, geçiş garantileri konusunda büyük yolsuzluklar yapıldığını ve bu yolsuzlukları yapanların ileride mutlaka yargılanacaklarını söylemişti.</text:p>
      <text:p text:style-name="P1">(Bülent Turanla direkt ilgisi yok. Bülent Turan Aykut Erdoğdu'nun bu sözlerine sıcağı sıcağına cevap vermişti. Yani aradan bir kaç gün geçmemişti. </text:p>
      <text:p text:style-name="P1">Tahminim Aykut Erdoğdu ya 4/5/2021'de gece Halk TV'de veya 5/5/2021'de gündüz konuşmuştu. </text:p>
      <text:p text:style-name="P1">Ben konuşmayı TV'dan izlemiş ve kendisinin açıklamalarından ikna olmuştum.)</text:p>
      <text:p text:style-name="P1"/>
      <text:p text:style-name="P1">Bülent Turan suçmaların nasıl bir yalan ve iftira olduğu konusunda detaya girmemeye özen göstermiş. Ki masum kişiler psikolojik olarak savunmalarında aşırı tepki verip, herkes masumiyetime ikna olsun diye, detaya girerler.</text:p>
      <text:p text:style-name="P1"/>
      <text:p text:style-name="P1">Ancak.. Bu yazdıklarım hakaret olup olmadığı konusu ayrı...</text:p>
      <text:p text:style-name="P1"/>
      <text:p text:style-name="P1">Oysa.. bu dava bir kişiye (basit) hakaret davası değil, kamu görevlisine hakaret davası olarak açılmış. Ve ben başka bir milletvekiline, parti grup başkan vekili olarak, partisi adına cevap verdiğini ve cevabın içeriğinin kamu görevi sayılayamayacağını ispatladığım için, davanın temelsiz olduğunu da ispatlamış oluyorum.</text:p>
      <text:p text:style-name="P1"/>
      <text:p text:style-name="P1">Dolayısıyla, davanın davacı tarafından veya savcı tarafından, yeni deliller ışığında, hukuki prosedürüne göre suçlamanın geri alınması, düşürülmesi veya mahkemenin kamu görevi olmayan bir konuşmaya tepki olan sözlerin, vakanın davacının davayı açma gerekçesine uymadığının anlaşılmasından yola çıkarak, beraatime karar vermesini talep ediyorum.</text:p>
      <text:p text:style-name="P1"/>
      <text:p text:style-name="P1">Mahkemenin "kamu görevlisine hakaret suçu oluşmamakla birlikte, haraket suçu sabittir" gibi yanlış bir karar alma ihtimali olabilir diye önceden söylüyorum:</text:p>
      <text:p text:style-name="P1">Bir dava ancak açılma gerekçesi üzerinden devam ettirilebilir.</text:p>
      <text:p text:style-name="P1">Mahkeme gerekçeye uyan suç maddesini değiştirip, dava açılırken iddia edilmemiş bir suçun olup olmadığına ilişkin (başka bir suç maddesinden) yargılama yapamaz.</text:p>
      <text:p text:style-name="P1">Her ne kadar mahkemelere güvenmek gereksede, Lapseki'nin küçük bir yer olması davacının, savcının, hakimin birbirini fazlasıyla tanıyor olması ihtimali çok yüksektir.. Ve davacının İçişleri bakan yardımcı olduğu için siyasi nufuz sahibi olması... Mahkemeyi beraat kararı vermekten alıkoyabilir.</text:p>
      <text:p text:style-name="P1"/>
      <text:p text:style-name="P1">Türkiyede özellikle İBB ve Ekrem İmamoğlu davaları hukuk güvenliği olmadığı izlenimi verdiğinden... Gösterdiğim kesin kanıtlara rağmen mahkeme beni mahkum etmekte ısrar edebilir.</text:p>
      <text:p text:style-name="P1">O nedenle suçlamanın dava açıldıktan sonra değiştirilmeyeceğini...</text:p>
      <text:p text:style-name="P1">Partiler arası propaganda ve seçmen davranışını etkileme konusu olan siyasi faaliyetin kamu görevi olamayacağını (karşı kanıtlarımla) ispat etmiş olmama rağmen; <text:s/>mahkeme savcıyı ve davacıyı boşa düşürmemek için "ceza verelim, erteleyelim, para cezası verelim, bu iş böyle kapansın" gibi bir yanlışa düşmesin diye saygıyla dikkatlerini çekiyorum... </text:p>
      <text:p text:style-name="P1"/>
      <text:p text:style-name="P1">Ben sadece yolsuzluk, yağma ve talanın organize bir kötülük olduğunu</text:p>
      <text:p text:style-name="P1">hem dini -Dar'ül Harp, Türkiye (TC) kafir devletidir hazinesinden ganimet almak caizdir- banahesine dayandığını hem de para hırsıyla ve devletin sahipsiz <text:s/>kabul edilmesiyle sınırsız/büyük yolsuzluklar</text:p>
      <text:p text:style-name="P1">yapıldığını bir yağma yolsuzluk yapıldığını ve Bülent Turanın bunu yok sayıp yolsuzları ifşa edeni</text:p>
      <text:p text:style-name="P1">suçladığını duyunca ve kendisine destek olan yorumları okuyunca sinirlenip,</text:p>
      <text:p text:style-name="P1">o sözleri yazmıştım. Hedefim şahsi değil savunduğu taraf idi.</text:p>
      <text:p text:style-name="P1">O an için aklıma öncelikle Tarikatlar geldi..</text:p>
      <text:p text:style-name="P1"/>
      <text:p text:style-name="P1"/>
      <text:p text:style-name="P1"><text:soft-page-break/>(Dar'ül Harp: Kafir ile müslümanın savaş halinde olduğu ülke, diyar.</text:p>
      <text:p text:style-name="P1">Bir çok tarikatçıya göre "Türkiye Dar'ül Harptir. Aleviler ve Laik Sünni Türkler de kafirdir."</text:p>
      <text:p text:style-name="P1">Dolayısıyla "Bunların savaş ortamında hakkı hukuku olamaz. Mallarından ganimet almak caizdir."</text:p>
      <text:p text:style-name="P1">"Eğer bir yolsuzluk Dar'ül Harpte İslam iktidarını hakim kılmak için yapılıyorsa mübahtır, kurcalamayın.</text:p>
      <text:p text:style-name="P1">Bunlar islam devleti kurma gayesine hizmet edecek servet/para/güç transferidir.</text:p>
      <text:p text:style-name="P1">Yanlış yapıp, yolsuzluk yapılıyor diye gürültü çıkarıp, kafirin eline koz vermeyin."</text:p>
      <text:p text:style-name="P1">Dikkat ben demiyorum!!!!. Böyle fetvalar verenler oluyor. Ben bunu daima etnik fitne kabul ediyorum. Türkiye'yi Dar'ül harp kabul etmek Atatürk zamanından beri hatta 1000 yıllık etnik fitnedir. </text:p>
      <text:p text:style-name="P1">Ve maalesef yaygındır. Bu teze inanan binlerce kişi vardır.</text:p>
      <text:p text:style-name="P1">Google arama motoruna "türkiye darül harp midir" yazılırsa yüzlerce kanıtı görürsünüz.)</text:p>
      <text:p text:style-name="P1"/>
      <text:p text:style-name="P1">Fakat, Bülent Turan'ın konumasına yazdığım cevap yoprumu aradan zaman geçince, tekrar okuyunca, yazdığım ifadelerin fazla aşırı ve abartma olduğunu kabul ediyorum. (Darül Harpçiler ile Bülent Turan'ın ilgisi yoktu.) Ogünkü psikolojik durumuma ve yolsuzluklaların niçin inatla (muhalefetin uyarılarına rağmen inadına) yapıldığına kafa yorarken sahip olduğum kanaate göre yazdığım sözlerdir.</text:p>
      <text:p text:style-name="P1">Bugün olsa veya normal şartlarda, normal bir AKPli için onları yazmam.</text:p>
      <text:p text:style-name="P1">(Yazacağım kişi Bülent Turan olmazdı demek istiyorum.)</text:p>
      <text:p text:style-name="P1"/>
      <text:p text:style-name="P1">O zaman için Sayın Bülent Turan AKP grup başkanvekili ve sözcüsü olarak konuşuyordu, yazdıklarım kendisine uymayan bir profili varsayıyordu. </text:p>
      <text:p text:style-name="P1">Bu nedenle de okuyunca (okumuşsa, ki ben okuduğundan şüpheliyim, yazımı özellikle gösterek onu kışkırtan bir ihbarcı olmalı) fazla alınmış olabilir. Hakikaten süzgeçten geçirmeden o yorumu yazmamam gerekiyordu. </text:p>
      <text:p text:style-name="P1">O şartlarda isabetli olmadı. </text:p>
      <text:p text:style-name="P1"/>
      <text:p text:style-name="P1">Zaten kurduğum cümleler tarikatların siyasete etkisinin sebep olduğu dünyada pek benzeri olmayan özel yolsuzluk ortamından şikayetçi olduğumu belli ediyor.</text:p>
      <text:p text:style-name="P1">"Vatansız, milliyetsiz" ifadeleri "Türkiye darül harptir, islam davası için kamuda yolsuzluk yapmak caizdir" şeklinde fitne yayan tarikatçılara verdiğim tepkiyi belli ediyor. "Haram binanıza temmuz sıcağında kar yağacak." ifadesinde "Haram bina" kısmı da bununla ilgili mecazdır. "temmuz sıcağında kar yağacak" hiç ummadığınız şekilde ("kendinize çok güveniyorsunuz ama") anlamında mecazdır.</text:p>
      <text:p text:style-name="P1">("Çölde bahtsız bedeviye kutup ayısı denk gelir" ile aynı mecaz.)</text:p>
      <text:p text:style-name="P1"/>
      <text:p text:style-name="P1">Mesela ilgili Fethulahçılar üniversite ve kamu personeli seçme sınavında soruları çalmayı ve kendi adamlarına sınav kazandırmayı benzeri tezle -din davası icabıymış gibi- izah ediyorlardı. Aradan geçen zamana rağmen, 2021den bugüne Nakşibendi ve Nurcu, Aczimendi gibi tarikatlar içinde (azınlık olmakla birlikte) birileri Dar-ül Harp (Harp Diyarı) tezinde hala ısrar ediyorlar.</text:p>
      <text:p text:style-name="P1">Bu tezi sahiplenenlerin kamu malının yağmalanmasından şikayetçi olmayacağı herkesin malumudur.</text:p>
      <text:p text:style-name="P1">Çünkü kamu malını kafir devletin malı kabul etmişler anlamına geliyor.</text:p>
      <text:p text:style-name="P1"/>
      <text:p text:style-name="P1">Ben, Köprü, Havalimanı, Otoyol ihalelerindeki yolsuzluklara tarikatların</text:p>
      <text:p text:style-name="P1">Kuran'daki hırsızlığı ve kamu malını ziyan etmeyi yasaklayan açık hükümlere rağmen;</text:p>
      <text:p text:style-name="P1">Türkiyedeki devlet mallarını, ormanı, denizi, yolu, köprüyü, binayı, parayı kamu malı kabul etmeyip kafir devletinin hazinesi kabul edip soyulmasını ganimet saydığını, o bahaneyle yolsuzlukları sahiplendiğini ve AKPnin bu tarikatlarla ittifak halinde olduğunu düşünerek, o kanaatimle, o sözleri yazdım. Şimdi tekrar okuyunca yazdıklarımın abartılı olduğunu ve maksadı aştığını düşünüyorum.</text:p>
      <text:p text:style-name="P1"/>
      <text:p text:style-name="P1">(O kapsamda, o gün Bülent Turan'a o tür yorum yazmayıp, sadece Aykut Erdoğdu'yu savunmakla yetinmem lazımdı. Dediğim gibi "Dar'ül Harp" ile Bülent Turan'ın şahsi ilgisi olduğunu hiç düşünmedim. Çünkü Dar'ül Harp Tezi aynı zamanda etnik izler taşır. Anti-türkçü tezdir. </text:p>
      <text:p text:style-name="P1">Bülent Turan'ı asla o kategoriye sokmadım. Onun için maksadı aşmışım diyorum.</text:p>
      <text:p text:style-name="P1">Kızdığım için iyi düşünmeden yazmış oldum.) </text:p>
      <text:p text:style-name="P3"/>
      <text:p text:style-name="P4"/>
      <text:p text:style-name="P4"/>
      <text:p text:style-name="P1"><text:soft-page-break/>****</text:p>
      <text:p text:style-name="P1"><text:s/>Ayrıca olay 5/5/2021'de </text:p>
      <text:p text:style-name="P1"/>
      <text:p text:style-name="P1">(Hem Bülent Turan'ın konuşması hem de benim o konuşmaya</text:p>
      <text:p text:style-name="P1">ve yapılan diğer yorumlara kızarak yazdığım yorum 5/5/2021 tarihlidir.</text:p>
      <text:p text:style-name="P1">Yorumu konuşmayı okuduğum ve dinlediğim 5/5/2021 günü kızgınlıkla yazdım.</text:p>
      <text:p text:style-name="P1">Sayın Bülent Turanın haksız bir eylem olan Aykut Erdoğdu ve CHPsini aşağılayan konuşmasına,</text:p>
      <text:p text:style-name="P1">yolsuzluklara ve adaletsizliğe çok duyarlı bir CHP üyesi olarak gösterdiğim tepkidir.)</text:p>
      <text:p text:style-name="P1"/>
      <text:p text:style-name="P1">geçtiği halde şikayetin 22/09/2023de, 2.5 yıl sonra yapılması, hakkımda geriye dönük araştırma yapıldığını göstermektedir.</text:p>
      <text:p text:style-name="P1">Sosyal medyada geriye dönük araştırma özel çaba ve maksat gerektirir ki..</text:p>
      <text:p text:style-name="P1">Bu da şüpheli bir durumdur... İsim vererek veya olaya geri dönerek birilerinin devreye girerek davacıyı dava açması için uyarmış olması veya şikayetin 2.5 yıl bekletilmiş olması ihtimali vardır.</text:p>
      <text:p text:style-name="P1"/>
      <text:p text:style-name="P1">Kişisel verilerin korunması kanununa göre.. Resmi makamların kovuşturma, soruşturması hariç...</text:p>
      <text:p text:style-name="P1">Bir kişinin geçmişte ne yaptığını araştırmak veya kişisel veri ihlalidir kanısındayım.</text:p>
      <text:p text:style-name="P1">Hakkımda başkaca bir soruşturma, kovuşturma yok görünüyor... Dolayısıyla davacının veya ona telkin eden birinin talebi üzerine geçmişe giden araştırma yapmak, 2.5 yıl öncesi için kimlik ve adres ve olay araştırmak konu olay sadece hakaret konusu ise hayatın olağan akışına aykırıdır.</text:p>
      <text:p text:style-name="P1"/>
      <text:p text:style-name="P1">(Savcının eğer konumuz sadece hakaret ise neden geriye dönük araştırma yapıyoruz, soğumuş bir olayı yeniden alevlendiriyoruz diye şüphelenmesi, davacının bunda ne menfaati olabilir diye şüphelenmesi icap eder. Çünkü olay sadece bugünde değil kurcalanırsa gelecekte de -Mesela sayın Bülent Turan ile muhtemelen gelecekte devlet yönetiminde yer alacak sayın Aykut Erdoğdu arasında husumet canlandırıp- dava konusu olacak ve muhtemelen kurcalanırsa gelecekte davacıya da zarar verecek bir konuşmaya yazılmış yorumla ilgili.) </text:p>
      <text:p text:style-name="P1"/>
      <text:p text:style-name="P1">Örneğin, ben ifade vermek için çağrıldığım Polis merkezinde suçlama yüzüme okunduğunda</text:p>
      <text:p text:style-name="P1">bu Aykut kim? diye 10 saniye kadar düşünmüştüm. (Soyadı yazılmadan ismi kullanıldığı için</text:p>
      <text:p text:style-name="P1">Bülent Turan'ın Aykut Erdoğduya yaptığı bu saygısızlığı hatırlamam 10 saniye sürdü.</text:p>
      <text:p text:style-name="P1">Bülent Turan kim? diye düşünce hemen aklıma gelmemişti. Yani... böyle şeyler...</text:p>
      <text:p text:style-name="P1">Soğumuş husumetleri canlandırır... Taraflara faydası olmaz. Veya zararı faydasından çok olur.</text:p>
      <text:p text:style-name="P1">Öyleki "ne yazmışım, niçin yazmışım?" diye polis merkezinden eve gidip araştırınca...</text:p>
      <text:p text:style-name="P1">Bülent Turan'ın Aykut Erdoğdu'ya aynı olayda "128 kuruşluk adam" dediği videoyu buldum.</text:p>
      <text:p text:style-name="P1">Burada taraflar arasında ya bir husumet oluşması yada dava konusu olması için menfaat uman</text:p>
      <text:p text:style-name="P1">(veya provokatif) üçüncü bir kişi var gibi görünüyor. Çünkü Bülent Beyin 2.5 yıl geriye gidip</text:p>
      <text:p text:style-name="P1">kim bana ne söylemiş diye araştırdığını sanmıyorum. (Eğer savcı ve avukat bekleyen</text:p>
      <text:p text:style-name="P1">dosyayı iş görmüş olmak için -yeni tarih vererek- 2.5 yıl sonra devreye sokmamış ise)... </text:p>
      <text:p text:style-name="P1"/>
      <text:p text:style-name="P1">(Basit) Hakaret suçu şikayete bağlı bir suçtur...</text:p>
      <text:p text:style-name="P1">Örneğin: savcı veya üçüncü bir kişi suçu ben tespit ettim diye dava açamaz, kendisine hakaret edilmemiş üçüncü bir taraf savcıya ihbar edemez.</text:p>
      <text:p text:style-name="P1">Davanın mutlaka şahsi bir davacı tarafı olması gerekir. Kamu davası olamaz.</text:p>
      <text:p text:style-name="P1"/>
      <text:p text:style-name="P1">Kamu görevlisine hakaret suçunun takibi ise şikayete bağlı değildir.</text:p>
      <text:p text:style-name="P1">Birileri birilerini ihbar eder.. Bu ihbarlar için önemli bir dürtü sebebi ise kendisinin husumetini (intikam hırsını) siyasi nufuz sahibi kişilere transfer etmek (bir tür fitne) maksadı taşır. İhbarcı ihbar ettiği kişinin cezalandırıldığını görmek ister.</text:p>
      <text:p text:style-name="P1"/>
      <text:p text:style-name="P1">Ancak hakaret davası ihbarcısı kendi kimliğinin gizli kalmasını ister ki diğer taraflar zarar görsün, mahkemeler, polis, siyasiler meşgul olsun ama kendi başına bir dert olmasın. Davalı kendisine misilleme (rövanş) yapmasın. Davalının başı derde girsin, davacı ve mahkemeler meşgul olsun...</text:p>
      <text:p text:style-name="P1">Olayın kapsamı bundan ibaret kalsın, kendisine yayılmasın.</text:p>
      <text:p text:style-name="P1"><text:s/></text:p>
      <text:p text:style-name="P1"><text:soft-page-break/>Mahkemeye vereceğim kanıtlarda görüleceği üzere, kim kime haraket etmiş diye 2.5 yıl öncesini araştırmak dipsiz kuyudur. Belirli bir şahıs veya konu araştırılmalıdır ki bulunsun. hedef olmalı.</text:p>
      <text:p text:style-name="P1">Davacı ile aramda 2021'den sonra herhangi bir yorum, cevap, irtibat olmadığına göre...</text:p>
      <text:p text:style-name="P1">Davacının işinden dolayı aşırı meşgul olup beni hatırlamıyor olması icap ederdi...</text:p>
      <text:p text:style-name="P1">Kim davacıya bu konuda telkinde veya ihbarda bulunmuşsa bellidir ki... bir kötü niyet kanıtıdır. </text:p>
      <text:p text:style-name="P1">Bir maddi menfaat (beklentisi) gözetilmiş veya öfke kontrolü problemi olan</text:p>
      <text:p text:style-name="P1">bir vatandaş olduğum için davacı ile aramda bir husumet oluşsun istenmiş diye tahmin ediyorum.</text:p>
      <text:p text:style-name="P1"/>
      <text:p text:style-name="P1">Mahkemelerin görevi husumet oluşmasına fırsat vermeden toplumsal barışı ve güveni sağlayacak (öncelikle kanun maddesinin maksadına uyan) karar almaktır. </text:p>
      <text:p text:style-name="P1">Dolayısıyla davacı ve davalı mahkemenin ihtilafı husumet oluşmadan tarafsızca ve kanun maddesinin anlamını/cümlelerini o kanun maddesinin kanunlaştırılma maksadına (kanun koyucunun maksadına) uygun yorumlayacağına güvenmelidir.</text:p>
      <text:p text:style-name="P1"/>
      <text:p text:style-name="P1">Mahkeme kararları taraflar arasında önceden olmayan bir husumet oluşturmamalı.</text:p>
      <text:p text:style-name="P1">Veya varsa husumeti artırmamalı.. Ateşe benzin döker gibi mahkeme kararları verilmemelidir.</text:p>
      <text:p text:style-name="P1"/>
      <text:p text:style-name="P1">Özet: Suçlama açıkladığım sebeplerle (ve karşı kanıtlarımdan anlaşılacağı üzere) temelsizdir..</text:p>
      <text:p text:style-name="P1">Suç yüklemedir...</text:p>
      <text:p text:style-name="P1"/>
      <text:p text:style-name="P1">Beraatimi...</text:p>
      <text:p text:style-name="P1">.. veya karar duruşması öncesinde Mahkeme tarafından davacıya ve savcıya</text:p>
      <text:p text:style-name="P1">davanın hukuki prosedüre göre mümkün ise geri çekilmesini kabul edip etmediklerini</text:p>
      <text:p text:style-name="P1">sormasını talep ediyorum. Davacı vekili Sayın Avukat İsmail öztürk müvekkilinin isteğiyle </text:p>
      <text:p text:style-name="P1">davadan vazgeçerse ve/veya Sayın Savcı yeni kanıtlar ışığında</text:p>
      <text:p text:style-name="P1">suçlamanın kamu görevlisine hakaret kapsamına girmediğinin anlaşıldığından bahisle</text:p>
      <text:p text:style-name="P1">davanın düşürülmesi için hukuki prosedürün uygulanmasına mutabık ise,</text:p>
      <text:p text:style-name="P1">bu kapsamda gereğinin yapılmasını arz ediyorum.</text:p>
      <text:p text:style-name="P1"/>
      <text:p text:style-name="P1">Saygılarımla...</text:p>
      <text:p text:style-name="P1">Erdoğan Tan - 21461751300</text:p>
      <text:p text:style-name="P1"/>
      <text:p text:style-name="P1"/>
      <text:p text:style-name="P1"/>
      <text:p text:style-name="P1"/>
      <text:p text:style-name="P1"/>
      <text:p text:style-name="P1">Ekler:</text:p>
      <text:p text:style-name="P1"/>
      <text:p text:style-name="P1">(Lehime) Kanıt olarak...</text:p>
      <text:p text:style-name="P1"/>
      <text:p text:style-name="P1">.. 5/5/2021 tarihli Bülent Turan ("AKP grup başkanvekili" sıfatıyla yaptığı)</text:p>
      <text:p text:style-name="P1">konuşmasının ve yapılan yorumların...</text:p>
      <text:p text:style-name="P1"/>
      <text:p text:style-name="P1">1) Video görüntüleri, ekran görüntüleri (Kağıt, Printer çıktısı.)</text:p>
      <text:p text:style-name="P1">2) Video görüntüleri, ekran görüntüleri (USB disk, mp4 ve jpg formatında)</text:p>
      <text:p text:style-name="P1"><text:s text:c="3"/>-USB diskin ve içindeki dosyaların kayıp olması durumunda tarafımdan</text:p>
      <text:p text:style-name="P1"><text:s text:c="4"/>tekrar video ve resimleri isteyebilirsiniz.</text:p>
      <text:p text:style-name="P1"><text:s text:c="4"/>Lehime Kanıt olan video ve resimleri incelemeden karar vermemenizin</text:p>
      <text:p text:style-name="P1"><text:s text:c="4"/>önemini saygılarımla arz ederim- </text:p>
      <text:p text:style-name="P1"><text:s text:c="4"/>Video ve ekran görüntüleri Windows 10/11 çalışan herhangi bir bilgisayardan</text:p>
      <text:p text:style-name="P1"><text:s text:c="4"/>veya MP4 player'dan (TV'dan) izlenebilir.</text:p>
      <text:p text:style-name="P1"><text:s text:c="4"/>Ayrıca (kağıtta) video linki verdiğim için...</text:p>
      <text:p text:style-name="P1"><text:s text:c="4"/>Internete girerek izlenebilir.</text:p>
      <text:p text:style-name="P1"/>
      <text:p text:style-name="P1"><text:soft-page-break/><text:s text:c="4"/>(Davacı şikayetini veya Savcı iddiasını geri çekerse, videoları izlemeye </text:p>
      <text:p text:style-name="P1"><text:s text:c="4"/>gerek kalmaz. Çünkü, video kanıtıyla gelmekte maksadım kamu görevlisine</text:p>
      <text:p text:style-name="P1"><text:s text:c="4"/>hakaret suçlamasının temelsizliğini ispat etmekti.</text:p>
      <text:p text:style-name="P1"><text:s text:c="4"/>Videoda Bülent Turan'ın konuşurken kamu görevi yapmadığı apaçık meydandadır.</text:p>
      <text:p text:style-name="P1"><text:s text:c="4"/>Benim yazdığım yorum videodaki konuşmasına tepkidir. Ayrıca davacının</text:p>
      <text:p text:style-name="P1"><text:s text:c="4"/>kanıt gösterdiği ekran görüntüsünün eksikliğini telafi eden karşı kanıtım olan</text:p>
      <text:p text:style-name="P1"><text:s text:c="4"/>"Gazete manifesto" haberi ekran görüntüleri ile "Yeni Şafak" video</text:p>
      <text:p text:style-name="P1"><text:s text:c="4"/>görüntüleri birebir uyumludur. Yani içerik aynıdır. Davacı sadece başlığın</text:p>
      <text:p text:style-name="P1"><text:s text:c="4"/>olduğu ekran görüntüsü kullanmış. Ben aynı 5/5/2021 Facebook paylaşımının</text:p>
      <text:p text:style-name="P1"><text:s text:c="4"/>haber ve yorum detaylarının ekran görüntülerini aldım ve bu diske koydum.) </text:p>
      <text:p text:style-name="P1"/>
      <text:p text:style-name="P1">3)</text:p>
      <text:p text:style-name="P1"/>
      <text:p text:style-name="P1">Bu kapsama giren, örnek/Emsal mahkeme ve yüksek mahkeme kararları için dayanak oluşturmuş kanun açıklamaları veya yüksek mahkeme kararlarından derlenmiş emsal/örnek olay/durum açıklamaları:</text:p>
      <text:p text:style-name="P1"/>
      <text:p text:style-name="P1">* Haksız bir eyleme tepki: </text:p>
      <text:p text:style-name="P1"/>
      <text:p text:style-name="P1">Hakaret suçunun haksız bir eyleme tepki olarak işlenmesi hali, </text:p>
      <text:p text:style-name="P1">TCK m. 129/1 ile özel bir tahrik hali olarak düzenlenmiştir.</text:p>
      <text:p text:style-name="P1">Bu hüküm uyarınca hakim, faile verilecek cezayı üçte birine kadar indirebileceği gibi,</text:p>
      <text:p text:style-name="P1">ceza vermekten de vazgeçebilir.</text:p>
      <text:p text:style-name="P1">Özel haksız tahrik hükmünün uygulanabilmesinin ilk şartı haksız bir fiilin bulunmasıdır.</text:p>
      <text:p text:style-name="P1">Fiilin haksız olması yeterli olup suç olması gerekmez.</text:p>
      <text:p text:style-name="P1">Haksız fiilin mutlaka hakaret suçunun failine karşı gerçekleştirilmiş olması gerekmez.</text:p>
      <text:p text:style-name="P1">Üçüncü bir kişiyi hedef alan bir haksız fiile tepki göstermesi makul sayılabilecek kişinin eylemi de bu kapsamda değerlendirilebilir.</text:p>
      <text:p text:style-name="P1">Hakaretin haksız fiili gerçekleştiren kişiye yönelik sarf edilmesi gerekir. </text:p>
      <text:p text:style-name="P1"/>
      <text:p text:style-name="P1">* Mağdur kim:</text:p>
      <text:p text:style-name="P1"/>
      <text:p text:style-name="P1">Hakaret teşkil eden fiilde mağdurun ismi açık bir şekilde belirtilmemiş olabilir.</text:p>
      <text:p text:style-name="P1">Mağdurun kim olduğunun belli olmaması, yani hakaretin kime yöneltildiğinin açık olmaması halinde hakaret suçu cezasız kalabilir. Mağdurun kim olduğunun açık olmadığı hallerde, mağdurun belirlenmesine ilişkin bir kanuni karine kabul edilmiştir.</text:p>
      <text:p text:style-name="P1">Kanuni karineye göre; hakaret suçunun işlenmesinde mağdurun ismi açıkça belirtilmemiş veya isnat üstü kapalı geçiştirilmiş olsa bile, eğer niteliğinde ve mağdurun şahsına yönelik bulunduğunda duraksanmayacak bir durum varsa, hem ismi belirtilmiş ve hem de hakaret açıklanmış sayılır (TCK m.126).</text:p>
      <text:p text:style-name="P1"><text:s/></text:p>
      <text:p text:style-name="P1">* Kamu görevlisine hakaret:</text:p>
      <text:p text:style-name="P1"/>
      <text:p text:style-name="P1">Hakaret suçunun nitelikli hallerinden biri (kamu görevlisine hakaret suçu) <text:s/>5237 sayılı TCK’nın 125/3-a maddesinde düzenlenmiştir. Madde anlatımına göre, hakaret suçundan verilen cezanın arttırılabilmesi için, birinci koşul hakaret suçunun kamu görevlisine karşı işlenmiş olması gerekmektedir.</text:p>
      <text:p text:style-name="P1">Türk Ceza Kanununun 6. maddesinde tanımlandığı üzere, “kamu görevlisi” deyimi, kamusal faaliyetin, yürütülmesinde, atama veya seçilme yoluyla ya da herhangi bir surette sürekli, süreli veya geçici olarak katılan kişi olarak tanımlanmaktadır.</text:p>
      <text:p text:style-name="P1">Bu maddenin gerekçesinde kişinin kamu görevlisi olarak kabul edilmesinde yegane ölçütün kişinin yürüttüğü işin kamusal faaliyet olmasıdır, kamusal faaliyet ise, Anayasada ve kanunlarda belirlenmiş olan usullere göre, verilmiş olan siyasi bir kararla, bir hizmetin kamu adına yürütülmesidir.</text:p>
      <text:p text:style-name="P1">Kamu görevlisi olan kişiye yönelik hakaret suçundan dolayı verilen cezanın arttırılmasının ikinci koşulunun, hakaret suçunun kişinin görevinden dolayı işlenmesi gerekmektedir. Hakaret suçu kişisel nedenlere dayanmayıp kamu görevlisinin kanun veya diğer mevzuattan kaynaklanan bir görevinin yerine</text:p>
      <text:p text:style-name="P1">getirilmesinden kaynaklanmalıdır (Y4CD-K. 2021/5111).</text:p>
      <text:p text:style-name="P1"><text:soft-page-break/></text:p>
      <text:p text:style-name="P1">* Kamu Görevlisine Hakaret Suçu ve Cezası</text:p>
      <text:p text:style-name="P1"/>
      <text:p text:style-name="P1">“Görevinden dolayı” hakaretin kabulü için de, yapılan kamu görevi ile hakaret eylemi arasında nedensellik bağının bulunması gerekmektedir.</text:p>
      <text:p text:style-name="P1">Hakim her somut olayda nedensellik bağının bulunup bulunmadığını araştırarak, sonucuna göre, eylemin, suçun basit haline mi yoksa nitelikli haline mi uyduğunu tespit edecektir. Bu tespit yapılırken, hakaret eylemine muhatap olan kamu görevlisinin faile karşı doğrudan veya dolaylı görev yapması şartı aranmayacaktır. Zira, hakaret doğrudan görevle ilgili olabileceği gibi, görevin yerine getiriliş yöntemi ya da sonuçları ile ilgili de olabilecektir.</text:p>
      <text:p text:style-name="P1">Cumhuriyet savcısı olan sanığın savcı olarak görevli olduğu duruşmaya geç kalması üzerine, yazı işleri müdürü olan mağdure tarafından sanık Cumhuriyet savcısının telefonla arandığı ve sanığın mağdurenin telefonla aramasına öfkelenmesi nedeniyle suç oluşturan sözleri söylediği anlaşıldığından, eylem ile ifa edilen kamu görevi arasında nedensellik bağının bulunduğu ve hakaret suçunun kamu görevlisine karşı görevinden dolayı işlenmesine ilişkin nitelikli halin gerçekleştiği kabul edilmelidir. Sanık olan Cumhuriyet savcısının, yazı işleri müdürü olan mağdure A. E.’a, “sen emir köpeği misin”, “senin çirkin suratını görmek istemiyorum” şeklinde sözler söylediği 30.06.2009 tarihli tutanak kapsamı, mağdure ve tanık beyanlarından anlaşıldığından, sanığın üzerine atılı eylemin sabit olduğu, onur, şeref ve saygınlığı rencide eder nitelikte gerçekleşen bu eylemin 5237 sayılı TCK’nun 125. maddesinde düzenlenen kamu görevlisine hakaret suçunu oluşturduğu görülmektedir (Yargıtay Ceza Genel Kurulu 2014/54 karar).</text:p>
      <text:p text:style-name="P1">Katılanın sanığa göndermiş olduğu mesajda hakkını helal etmeyeceğine yönelik ifadesine sanığın “…bende hakkın varsa Allah rızası için etme, edersen şerefsizsin…” diyerek karşılık verdiğinin anlaşılması karşısında, isnadın şarta bağlı veya bir olasılık halinde dile getirildiği, hakaret etme kastıyla hareket edilmediği gözetilmeden sanığın hakaret suçundan mahkûmiyetine karar verilmesi hukuk aykırıdır</text:p>
      <text:p text:style-name="P1">(Yargıtay 18.CD - 2016 / 14515 karar).</text:p>
      <text:p text:style-name="P1"/>
      <text:p text:style-name="P1">Somut olayda sanığa yüklenen suç kamu görevlisine karşı görevinden dolayı hakaret suçu olup, hakaret suçunun düzenlendiği 5237 Sayılı T.C.K.nun 125/1 maddesinde hapis ve adli para cezası olarak öngörülen seçenekli yaptırım, aynı maddenin 3-a fıkrasında yer alan görevliye hakaret suçunu da kapsadığından, kamu görevlisine karşı hakaret suçundan, seçenekli yaptırımlardan neden hapis ya da adli para cezasına hükmedildiğinin yasal ve yeterli gerekçesi gösterilip, daha sonra hükmedilen hapis ya da adli para cezasının alt ve üst sınırı arasında temel cezanın belirlenmesinde yasal ve yeterli gerekçe gösterilmesi gerekirken, yalnızca hapis cezasının alt ve üst sınırları arasında temel cezanın belirlenmesine dair gerekçe gösterilmesi hukuka aykırıdır.</text:p>
      <text:p text:style-name="P1">(Yargıtay 2. Ceza Dairesi - 2013/14528).</text:p>
      <text:p text:style-name="P1"/>
      <text:p text:style-name="P1">* Terbiyesiz, Saygısız vb. Sözler Hakaret midir?</text:p>
      <text:p text:style-name="P1"/>
      <text:p text:style-name="P1">Somut olayda sanığın katılana yönelik kullanmış olduğu “terbiyesiz, saygısız” şeklinde, kaba ifade ve ağır eleştiri niteliğindeki sözlerin, katılanın onur, şeref ve saygınlığını rencide edici boyutta olmaması nedeniyle hakaret suçunu oluşturmayacağı gözetilmelidir (Yargıtay 18. Ceza Dairesi - 2016/6745 karar).</text:p>
      <text:p text:style-name="P1"/>
      <text:p text:style-name="P1">Ceza adalet sistemimizde, hakaret suçunun nitelikli hallerinin kişi ve inanç bazlı olarak düzenlendiği de aynı maddenin üçüncü fıkrasında görülecektir.</text:p>
      <text:p text:style-name="P1">Ağırlaştırıcı nedenlerden bir tanesi de hakaretin kamu görevlisine görevinden dolayı yapılması durumudur ki, bu durumda mağdurun sadece kamu görevlisi olmasının yetmediği aynı zamanda hakaretin görevden dolayı yapılması gerektiği cümledeki “ve” bağlacı ile vurgulanmıştır. Öte yandan yapılan kamu görevi ile hakaret eylemi arasında nedensellik bağının bulunması gerekmektedir.</text:p>
      <text:p text:style-name="P1">Somut olayda, hakaret suçunun mağdurunun kamu görevlisi olduğu durumu mevcutsa da hakaret olarak kabul edilen: “kaymakamın kıçını yalıyorsun” ifadesinin, söylendiği yer, zaman ve bağlam, sanık ile katılan arasında evvele dayalı, görevi ilgilendirmeyen şahsi husumet bulunması ile birlikte değerlendirildiğinde; hakaretin mağdurun yerine getirdiği kamu görevi ile ilgili olmadığı anlaşılmaktadır. Dolayısı ile nitelikli halin uygulanması için gerekli olan iki şarttan biri somut olayda olmadığı için hakaretin yalın halinden cezalandırılması yoluna giden Mahkeme kararı isabetli görülmüş, suçun vasfına yönelik temyiz isteği de yukarıda kararımızda açıklandığı üzere reddedilmiştir</text:p>
      <text:p text:style-name="P1">(Yargıtay 18. Ceza Dairesi 2020/1169 E. , 2020/6092 K.).</text:p>
      <text:p text:style-name="P1"><text:soft-page-break/></text:p>
      <text:p text:style-name="P1">* Siyasetçiye hakaret:</text:p>
      <text:p text:style-name="P1"/>
      <text:p text:style-name="P1">Kamuoyuna mal olmuş, diğer bir ifade ile bilinen ve tanınan kişilere yönelik eleştiriler daha ağır olabilir. </text:p>
      <text:p text:style-name="P1">Örneğin siyasetçilere yönelik eleştiri sınırlarının, düşünceyi ve kanaati açıklama hürriyeti göz önünde bulundurularak özel kişilere nazaran daha geniş olduğu gerek iç hukukumuzda gerekse Avrupa İnsan Hakları Mahkemesi (“AİHM”) kararlarında yerleşmiş bir ilkedir. Bu ilkenin gerekçesi, siyasetçilerin, özel kişilerden farklı olarak, gazetecilerin ve halkın yakın denetimine açık olan, kamuoyuna mal olmuş kişi haline gelmeyi bilerek tercih etmeleridir. Bu nedenle siyasetçilerin, özellikle basın mensupları tarafından getirilen eleştirilere daha geniş bir hoşgörü göstermek durumunda olduğu kabul edilmektedir.</text:p>
      <text:p text:style-name="P1">(AİHM Dabrowski/Polonya, 18235/02, 19.12.2006;</text:p>
      <text:p text:style-name="P1">Lingens/Avusturya, 9815/82, 08.07.1986; Eon/Fransa, 26118/10, 14.03.2013;</text:p>
      <text:p text:style-name="P1">Yargıtay 18. CD., 07.05.2018, 2016/10294 E., 2018/6869 K.). </text:p>
      <text:p text:style-name="P1"/>
      <text:p text:style-name="P1">* Kamu görevlisine hakaret - basit hakaret:</text:p>
      <text:p text:style-name="P1"/>
      <text:p text:style-name="P1">Kamu görevlisine karşı yapılan bütün hakaretler değil, yalnızca “görevinden dolayı” yapılan hakaretler suçun nitelikli unsurunu oluşturur.</text:p>
      <text:p text:style-name="P1">Buna göre icra edilen kamu görevi ile hakaret eylemi arasında nedensellik bağının bulunması gerekmektedir. Hakaret doğrudan görevle ilgili olabileceği gibi, görevin yerine getiriliş yöntemi ya da sonuçları ile ilgili de olabilir</text:p>
      <text:p text:style-name="P1">(YCGK, 23.09.2008, 2008/4-180 E., 2008/205 K..).</text:p>
      <text:p text:style-name="P1"/>
      <text:p text:style-name="P1">Örneğin Yargıtay Ceza Genel Kurulu tarafından okulun bahçesinde teneffüs saatinde top oynayan öğrencilerin toplarını bitişikte bulunan sanığın bahçesine kaçırdıkları, sanığın da bu nedenle öğretmene</text:p>
      <text:p text:style-name="P1">"ben seni çocukların topu bahçeme kaçmasın diye kaç defa uyardım, sen çocuklarına sahip çıkmıyorsun, devamlı içerdesin, içerde ne b..k yediğiniz belli değil" diyerek hakaret ettiği olayda failin eyleminin</text:p>
      <text:p text:style-name="P1">mağdurun yaptığı görevin yerine getiriliş biçimi ile ilgili olması karşısında ilgili nitelikli halin varlığına hükmetmiştir. (YCGK, 07.03.2017, 2014/4-755 E., 2017/126 K.).</text:p>
      <text:p text:style-name="P1"/>
      <text:p text:style-name="P1">Kamu görevi sırasında ancak görevden dolayı olmayan hakaretler ise,</text:p>
      <text:p text:style-name="P1">hakaret suçunun basit halini oluşturacaktır.</text:p>
      <text:p text:style-name="P1"/>
      <text:p text:style-name="P1">* Haksız bir fiile tepki..</text:p>
      <text:p text:style-name="P1"/>
      <text:p text:style-name="P1">TCK’nın 129. maddesinin ilk fıkrası uyarınca hakaret suçunun haksız bir fiile tepki olarak işlenmesi hâlinde hâkim, faile verilecek cezayı üçte birine kadar indirebileceği gibi ceza vermekten de vazgeçebilir.</text:p>
      <text:p text:style-name="P1">Kanun koyucu burada TCK’nın 29. maddesinde düzenlenmiş olan genel haksız tahrikten farklı</text:p>
      <text:p text:style-name="P1">olarak hakaret suçuna özel bir tahrik düzenlemesi getirmiştir.</text:p>
      <text:p text:style-name="P1">TCK’nın 129. maddesinin uygulanma şartları oluştuğu durumda genel haksız tahrike ilişkin aynı Kanun’un 29. maddesinin uygulanma imkânı bulunmamaktadır.</text:p>
      <text:p text:style-name="P1">TCK’nın 129. maddesinin birinci fıkrasındaki hüküm, aynı Kanun’un 29. maddesinde düzenlenen</text:p>
      <text:p text:style-name="P1">“genel haksız” tahrik hâlinden öncelikle cezai sonuçları açısından farklıdır.</text:p>
      <text:p text:style-name="P1"/>
      <text:p text:style-name="P1">TCK 29. maddede haksız bir fiilin meydana getirdiği hiddet veya şiddetli elemin etkisi altında suç işleyen failin cezasında, maddede öngörülen oranda indirim yapılacağı düzenlenmişken 129. maddedeki “özel haksız tahrik” hâlinde, failin cezasında indirim yapılabileceği gibi ceza vermekten de vazgeçilebileceği belirtilmiştir.</text:p>
      <text:p text:style-name="P1">Cezai sonuçlarının yanı sıra her iki düzenleme uygulanma koşulları bakımından da birbirinden farklılık arz etmektedir.</text:p>
      <text:p text:style-name="P1">TCK’nın 29. maddesinde “haksız bir fiilin meydana getirdiği hiddet veya şiddetli elemin etkisi altında” suçun işlenmiş olması aramışken, 129. maddede hakaret fiilinin haksız bir fiile tepki olarak işlenmesi</text:p>
      <text:p text:style-name="P1">yeterli görülmüş, ayrıca fiilin hiddet veya şiddetli elemin etkisi altında işlenmiş</text:p>
      <text:p text:style-name="P1">olması aranmamıştır.</text:p>
      <text:p text:style-name="P1"/>
      <text:p text:style-name="P1"><text:soft-page-break/>Dolayısıyla 129. madde açısından Kanun’un gözettiği husus, somut olayın özelliğine göre fiilin ani bir öfkenin sonucu olarak işlenmesidir.</text:p>
      <text:p text:style-name="P1">Aradan uzunca bir süre geçtikten sonra gösterilen tepkinin bu düzenleme kapsamında değerlendirilmesi söz konusu olmayacaktır.</text:p>
      <text:p text:style-name="P1"/>
      <text:p text:style-name="P1">Hakaretin haksız bir fiile tepki olarak işlenmesi için her şeyden önce ortada haksız bir fiil söz konusu olmalıdır. Kanun haksız bir fiilden bahsettiği için bu fiilin hukuka aykırı olması yeterli olup mutlaka suç olması ya da özel hukuk anlamında bir “haksız fiil” in varlığı gerekmez.</text:p>
      <text:p text:style-name="P1">Bununla birlikte haksız olarak nitelendirilebilecek her türlü fiil de sanık lehine bu düzenleme kapsamında değerlendirilmemelidir.</text:p>
      <text:p text:style-name="P1">Aksi takdirde hakaret suçuyla korunmak istenen hukuki yarar aleyhine bir orantısızlık ortaya çıkacak, sanığın hukuk devletinin işleyiş süreci veya hayatın normal akışı içerisinde katlanmasının beklendiği</text:p>
      <text:p text:style-name="P1">hemen her durumda ölçüsüz bir koruma avantajından istifade etmesi söz konusu olacaktır.</text:p>
      <text:p text:style-name="P1">Kanun’dan çıkan bir diğer sonuç, failin maruz kaldığı söz konusu haksız fiil kasten yaralama ya da hakaret olmamalıdır.</text:p>
      <text:p text:style-name="P1">Zira böyle bir durumda anılan düzenlemenin ikinci ve üçüncü fıkralarındaki suçun kasten yaralama suçuna tepki olarak veya hakaret suçunun karşılıklı olarak işlenmesine ilişkin düzenlemelerin</text:p>
      <text:p text:style-name="P1">uygulanma imkânı doğacaktır.</text:p>
      <text:p text:style-name="P1">Diğer taraftan haksız fiile karşı hakaretin nedensellik bağı içerisinde işlenmiş olması gerekir. Genel haksız tahrik hükümlerinde olduğu gibi burada da haksız fiilin mutlaka faile yönelmiş olması gerekmemekte, ancak tepki mutlaka haksız fiili yapana yönelmelidir (CGK-K.2020/87).</text:p>
      <text:p text:style-name="P1">* Hakaret Suçunda Temyiz Hakkı</text:p>
      <text:p text:style-name="P1"/>
      <text:p text:style-name="P1">Hakaret suçuyla ilgili kurulan ilk derece mahkemesi kararları, olağan kanun yollarına tabidir. Suçun tabi olduğu kanuni yaptırım sınırları uyarınca hakarete ilişkin kararlar kural olarak</text:p>
      <text:p text:style-name="P1">temyize tabi olmamaktadır.</text:p>
      <text:p text:style-name="P1">Buna karşılık 7188 s. Kanun ile değişik CMK m. 286/3-a hükmü uyarınca TCK m. 125/3 ile düzenlenen nitelikli hakaret suçları temyize tabi hale getirilmiştir. </text:p>
      <text:p text:style-name="P1"/>
      <text:p text:style-name="P1">* Karşılıklı Hakaret</text:p>
      <text:p text:style-name="P1"/>
      <text:p text:style-name="P1">Hakaret suçunun karşılıklı olarak işlenmesi durumunda, olayın niteliğine göre, taraflardan her ikisi veya biri hakkında verilecek üçte birine kadar indirilebileceği gibi, ceza vermekten de vazgeçilebilir.</text:p>
      <text:p text:style-name="P1">(TCK m. 129/3).</text:p>
      <text:p text:style-name="P1">"Karşılıklı hakaret" hükmünün uygulanabilmesi için karşılıklı olarak işlenen suçların TCK m. 125’te yer alan tanıma uygun hakaret suçundan ibaret olması, ilk hakareti gerçekleştiren kişinin haksız olması,</text:p>
      <text:p text:style-name="P1">hakaretlerin karşılıklı olması, karşılıklı hakaretler arasında illiyet bağının bulunması şartlarının gerçekleşmesi gerekmektedir</text:p>
      <text:p text:style-name="P1">(Yargıtay 18. CD., 14.12.2015, 2015/9716 E., 2015/13344 K.).</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Foot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9pt" style:font-size-asian="9pt" style:font-size-complex="9pt"/>
    </style:style>
    <style:style style:name="MP2" style:family="paragraph" style:parent-style-name="Footer">
      <style:paragraph-properties fo:text-align="end"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1.799cm" fo:margin-left="2cm" fo:margin-right="1.19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Lapseki 1. Asliye Ceza Mahkemesi Kamu Görevlisine Hakaret Davası (2025/854) – Erdoğan Tan - YAZILI SAVUNMA</text:p>
      </style:header>
      <style:footer>
        <text:p text:style-name="MP2">YAZILI SAVUNMA Sayfa <text:s/><text:span text:style-name="MT1"><text:page-number text:select-page="current">7</text:page-number></text:span><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ğan Tan</meta:initial-creator>
    <meta:creation-date>2025-09-13T15:43:09.74</meta:creation-date>
    <dc:date>2025-09-13T16:24:49.73</dc:date>
    <dc:creator>Erdoğan Tan</dc:creator>
    <meta:editing-duration>PT41M39S</meta:editing-duration>
    <meta:editing-cycles>13</meta:editing-cycles>
    <meta:generator>OpenOffice/4.1.15$Win32 OpenOffice.org_project/4115m2$Build-9813</meta:generator>
    <meta:document-statistic meta:table-count="0" meta:image-count="0" meta:object-count="0" meta:page-count="9" meta:paragraph-count="245" meta:word-count="4001" meta:character-count="31117"/>
  </office:meta>
</office:document-meta>
</file>